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aching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nnotationTests.getCaching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las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j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cheEhCacheAnnotationTests.testEvictAllEarlyWit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nnotationTests.test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acheEhCacheAnnotationTests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Caching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EhCacheAnnotationTests.testEvictEarlyWit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nnotationTests.testEvictAllWit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nnotationTests.testEvictWit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EhCacheAnnotation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